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_5yl5" style:family="text">
      <style:text-properties style:text-underline-type="single" style:text-underline-style="solid" style:text-underline-width="auto" style:text-underline-mode="continuous"/>
    </style:style>
    <style:style style:name="T3" style:parent-style-name="_5yl5" style:family="text">
      <style:text-properties style:text-underline-type="single" style:text-underline-style="solid" style:text-underline-width="auto" style:text-underline-mode="continuous"/>
    </style:style>
    <style:style style:name="T4" style:parent-style-name="_5yl5" style:family="text">
      <style:text-properties style:text-underline-type="single" style:text-underline-style="solid" style:text-underline-width="auto" style:text-underline-mode="continuous"/>
    </style:style>
    <style:style style:name="T5" style:parent-style-name="_5yl5" style:family="text">
      <style:text-properties style:text-underline-type="single" style:text-underline-style="solid" style:text-underline-width="auto" style:text-underline-mode="continuous"/>
    </style:style>
    <style:style style:name="T6" style:parent-style-name="_5yl5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_5yl5">Brouillon rapport DevWeb</text:span></text:p>
      <text:p text:style-name="Normal"><text:span text:style-name="_5yl5">Plan :</text:span></text:p>
      <text:p text:style-name="Normal"><text:span text:style-name="_5yl5">I-Intro</text:span></text:p>
      <text:p text:style-name="Normal"><text:span text:style-name="_5yl5">II-Gestion des joueurs</text:span></text:p>
      <text:p text:style-name="Normal"><text:span text:style-name="_5yl5">III-Jeu</text:span></text:p>
      <text:p text:style-name="Normal"><text:span text:style-name="_5yl5">IV-Gestion des parties</text:span></text:p>
      <text:p text:style-name="Normal"><text:span text:style-name="_5yl5">V-Limites et conclusion</text:span></text:p>
      <text:p text:style-name="Normal"/>
      <text:p text:style-name="Normal"><text:span text:style-name="T2">I-Intro</text:span></text:p>
      <text:p text:style-name="Normal"><text:span text:style-name="_5yl5">Problématique (rappeler brievement sujet+principe du jeu)</text:span></text:p>
      <text:p text:style-name="Normal"><text:span text:style-name="_5yl5">Cahier des charges</text:span></text:p>
      <text:p text:style-name="Normal"><text:span text:style-name="_5yl5">Répartition du temps de travail et des tâches</text:span></text:p>
      <text:p text:style-name="Normal"/>
      <text:p text:style-name="Normal"><text:span text:style-name="T3">II-Gestion des joueurs</text:span></text:p>
      <text:p text:style-name="Normal"><text:span text:style-name="_5yl5">Explication des classes php + BD</text:span></text:p>
      <text:p text:style-name="Normal"><text:span text:style-name="_5yl5">Création des tables, inscription et connexion.</text:span></text:p>
      <text:p text:style-name="Normal"><text:span text:style-name="_5yl5">Privilèges admin ?</text:span></text:p>
      <text:p text:style-name="Normal"><text:span text:style-name="_5yl5">Impossible de naviguer sur le site sans être identifié</text:span></text:p>
      <text:p text:style-name="Normal"><text:span text:style-name="_5yl5">Leaderboard</text:span></text:p>
      <text:p text:style-name="Normal"><text:span text:style-name="_5yl5">Onglet recap du profil</text:span></text:p>
      <text:p text:style-name="Normal"/>
      <text:p text:style-name="Normal"><text:span text:style-name="T4">III-Jeu</text:span></text:p>
      <text:p text:style-name="Normal"><text:span text:style-name="_5yl5">Map (limites, création aléatoire)<text:s/></text:span></text:p>
      <text:p text:style-name="Normal"><text:span text:style-name="_5yl5">déplacements, vue fps, avatar du joueur</text:span></text:p>
      <text:p text:style-name="Normal"><text:span text:style-name="_5yl5">Murs et flaques, détection collision et téléportation</text:span></text:p>
      <text:p text:style-name="Normal"><text:span text:style-name="_5yl5">Equipes et changement d’équipe</text:span></text:p>
      <text:p text:style-name="Normal"><text:span text:style-name="_5yl5">Partie limitée dans le temps</text:span></text:p>
      <text:p text:style-name="Normal"><text:span text:style-name="_5yl5">Interaction entre joueurs</text:span></text:p>
      <text:p text:style-name="Normal"><text:span text:style-name="_5yl5">Fonctionnement Objets</text:span></text:p>
      <text:p text:style-name="Normal"><text:span text:style-name="_5yl5">(Spectateurs ?)</text:span></text:p>
      <text:p text:style-name="Normal"/>
      <text:soft-page-break/>
      <text:p text:style-name="Normal"><text:span text:style-name="T5">IV-Gestion des parties</text:span></text:p>
      <text:p text:style-name="Normal"><text:span text:style-name="_5yl5">Structure des données</text:span></text:p>
      <text:p text:style-name="Normal">Map dans BD à chaque partie, expliquer la table</text:p>
      <text:p text:style-name="Normal">Partie dans la BD</text:p>
      <text:p text:style-name="Normal">Moteurs ajax pour actualisation en continu</text:p>
      <text:p text:style-name="Normal">Création de partie</text:p>
      <text:p text:style-name="Normal">Rejoindre une partie</text:p>
      <text:p text:style-name="Normal">Différents statuts d’une partie</text:p>
      <text:p text:style-name="Normal">Répartition données client/serveur</text:p>
      <text:p text:style-name="Normal"/>
      <text:p text:style-name="Normal"><text:span text:style-name="T6">V-Limites et conclusion</text:span></text:p>
      <text:p text:style-name="Normal">On peut pas le vendre sur stea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_5yl5" style:display-name="_5yl5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es</meta:initial-creator>
    <dc:creator>Jules</dc:creator>
    <meta:creation-date>2019-04-29T13:45:00Z</meta:creation-date>
    <dc:date>2019-04-29T14:00:00Z</dc:date>
    <meta:template xlink:href="Normal.dotm" xlink:type="simple"/>
    <meta:editing-cycles>2</meta:editing-cycles>
    <meta:editing-duration>PT900S</meta:editing-duration>
    <meta:document-statistic meta:page-count="2" meta:paragraph-count="2" meta:word-count="160" meta:character-count="1042" meta:row-count="7" meta:non-whitespace-character-count="884"/>
  </office:meta>
</office:document-meta>
</file>